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8253552433119" calcext:value-type="float">
            <text:p>99,83</text:p>
          </table:table-cell>
          <table:table-cell table:style-name="ce3" table:formula="of:=([.F2]/12597)*100" office:value-type="float" office:value="0.1746447566881" calcext:value-type="float">
            <text:p>0,17</text:p>
          </table:table-cell>
          <table:table-cell/>
          <table:table-cell table:style-name="ce4" table:formula="of:=[.E18]+[.H18]" office:value-type="float" office:value="12575" calcext:value-type="float">
            <text:p>12575</text:p>
          </table:table-cell>
          <table:table-cell table:formula="of:=12597-[.E2]" office:value-type="float" office:value="22" calcext:value-type="float">
            <text:p>22</text:p>
          </table:table-cell>
          <table:table-cell office:value-type="float" office:value="0.0143959522247" calcext:value-type="float">
            <text:p>0,0143959522</text:p>
          </table:table-cell>
          <table:table-cell office:value-type="float" office:value="24.8355820179" calcext:value-type="float">
            <text:p>24,835582017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/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0.0155549049377" calcext:value-type="float">
            <text:p>0,0155549049</text:p>
          </table:table-cell>
          <table:table-cell office:value-type="float" office:value="24.4895880222" calcext:value-type="float">
            <text:p>24,48958802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745256807176" calcext:value-type="float">
            <text:p>99,67</text:p>
          </table:table-cell>
          <table:table-cell table:style-name="ce3" table:formula="of:=([.F4]/12597)*100" office:value-type="float" office:value="0.325474319282369" calcext:value-type="float">
            <text:p>0,33</text:p>
          </table:table-cell>
          <table:table-cell/>
          <table:table-cell table:style-name="ce4" table:formula="of:=[.E20]+[.H20]" office:value-type="float" office:value="12556" calcext:value-type="float">
            <text:p>12556</text:p>
          </table:table-cell>
          <table:table-cell table:formula="of:=12597-[.E4]" office:value-type="float" office:value="41" calcext:value-type="float">
            <text:p>41</text:p>
          </table:table-cell>
          <table:table-cell office:value-type="float" office:value="0.0147910118103" calcext:value-type="float">
            <text:p>0,0147910118</text:p>
          </table:table-cell>
          <table:table-cell office:value-type="float" office:value="24.4209530354" calcext:value-type="float">
            <text:p>24,420953035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7062792728427" calcext:value-type="float">
            <text:p>99,71</text:p>
          </table:table-cell>
          <table:table-cell table:style-name="ce3" table:formula="of:=([.F5]/12597)*100" office:value-type="float" office:value="0.29372072715726" calcext:value-type="float">
            <text:p>0,29</text:p>
          </table:table-cell>
          <table:table-cell/>
          <table:table-cell table:style-name="ce4" table:formula="of:=[.E21]+[.H21]" office:value-type="float" office:value="12560" calcext:value-type="float">
            <text:p>12560</text:p>
          </table:table-cell>
          <table:table-cell table:formula="of:=12597-[.E5]" office:value-type="float" office:value="37" calcext:value-type="float">
            <text:p>37</text:p>
          </table:table-cell>
          <table:table-cell office:value-type="float" office:value="0.0145888328552" calcext:value-type="float">
            <text:p>0,0145888329</text:p>
          </table:table-cell>
          <table:table-cell office:value-type="float" office:value="24.4381928444" calcext:value-type="float">
            <text:p>24,438192844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5395729141859" calcext:value-type="float">
            <text:p>99,54</text:p>
          </table:table-cell>
          <table:table-cell table:style-name="ce3" table:formula="of:=([.F6]/12597)*100" office:value-type="float" office:value="0.460427085814083" calcext:value-type="float">
            <text:p>0,46</text:p>
          </table:table-cell>
          <table:table-cell/>
          <table:table-cell table:style-name="ce4" table:formula="of:=[.E22]+[.H22]" office:value-type="float" office:value="12539" calcext:value-type="float">
            <text:p>12539</text:p>
          </table:table-cell>
          <table:table-cell table:formula="of:=12597-[.E6]" office:value-type="float" office:value="58" calcext:value-type="float">
            <text:p>58</text:p>
          </table:table-cell>
          <table:table-cell office:value-type="float" office:value="0.0144119262695" calcext:value-type="float">
            <text:p>0,0144119263</text:p>
          </table:table-cell>
          <table:table-cell office:value-type="float" office:value="24.4383189678" calcext:value-type="float">
            <text:p>24,438318967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777248551242" calcext:value-type="float">
            <text:p>99,78</text:p>
          </table:table-cell>
          <table:table-cell table:style-name="ce3" table:formula="of:=([.F7]/12597)*100" office:value-type="float" office:value="0.222275144875764" calcext:value-type="float">
            <text:p>0,22</text:p>
          </table:table-cell>
          <table:table-cell/>
          <table:table-cell table:style-name="ce4" table:formula="of:=[.E23]+[.H23]" office:value-type="float" office:value="12569" calcext:value-type="float">
            <text:p>12569</text:p>
          </table:table-cell>
          <table:table-cell table:formula="of:=12597-[.E7]" office:value-type="float" office:value="28" calcext:value-type="float">
            <text:p>28</text:p>
          </table:table-cell>
          <table:table-cell office:value-type="float" office:value="0.0147838592529" calcext:value-type="float">
            <text:p>0,0147838593</text:p>
          </table:table-cell>
          <table:table-cell office:value-type="float" office:value="24.5083758831" calcext:value-type="float">
            <text:p>24,50837588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427720885925" calcext:value-type="float">
            <text:p>99,64</text:p>
          </table:table-cell>
          <table:table-cell table:style-name="ce3" table:formula="of:=([.F8]/12597)*100" office:value-type="float" office:value="0.357227911407478" calcext:value-type="float">
            <text:p>0,36</text:p>
          </table:table-cell>
          <table:table-cell/>
          <table:table-cell table:style-name="ce4" table:formula="of:=[.E24]+[.H24]" office:value-type="float" office:value="12552" calcext:value-type="float">
            <text:p>12552</text:p>
          </table:table-cell>
          <table:table-cell table:formula="of:=12597-[.E8]" office:value-type="float" office:value="45" calcext:value-type="float">
            <text:p>45</text:p>
          </table:table-cell>
          <table:table-cell office:value-type="float" office:value="0.0144469738007" calcext:value-type="float">
            <text:p>0,0144469738</text:p>
          </table:table-cell>
          <table:table-cell office:value-type="float" office:value="24.4183530807" calcext:value-type="float">
            <text:p>24,41835308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221560689053" calcext:value-type="float">
            <text:p>99,72</text:p>
          </table:table-cell>
          <table:table-cell table:style-name="ce3" table:formula="of:=([.F9]/12597)*100" office:value-type="float" office:value="0.277843931094705" calcext:value-type="float">
            <text:p>0,28</text:p>
          </table:table-cell>
          <table:table-cell/>
          <table:table-cell table:style-name="ce4" table:formula="of:=[.E25]+[.H25]" office:value-type="float" office:value="12562" calcext:value-type="float">
            <text:p>12562</text:p>
          </table:table-cell>
          <table:table-cell table:formula="of:=12597-[.E9]" office:value-type="float" office:value="35" calcext:value-type="float">
            <text:p>35</text:p>
          </table:table-cell>
          <table:table-cell office:value-type="float" office:value="0.0147631168365" calcext:value-type="float">
            <text:p>0,0147631168</text:p>
          </table:table-cell>
          <table:table-cell office:value-type="float" office:value="24.3845090866" calcext:value-type="float">
            <text:p>24,384509086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221560689053" calcext:value-type="float">
            <text:p>99,72</text:p>
          </table:table-cell>
          <table:table-cell table:style-name="ce3" table:formula="of:=([.F10]/12597)*100" office:value-type="float" office:value="0.277843931094705" calcext:value-type="float">
            <text:p>0,28</text:p>
          </table:table-cell>
          <table:table-cell/>
          <table:table-cell table:style-name="ce4" table:formula="of:=[.E26]+[.H26]" office:value-type="float" office:value="12562" calcext:value-type="float">
            <text:p>12562</text:p>
          </table:table-cell>
          <table:table-cell table:formula="of:=12597-[.E10]" office:value-type="float" office:value="35" calcext:value-type="float">
            <text:p>35</text:p>
          </table:table-cell>
          <table:table-cell office:value-type="float" office:value="0.0146498680115" calcext:value-type="float">
            <text:p>0,014649868</text:p>
          </table:table-cell>
          <table:table-cell office:value-type="float" office:value="24.4252710342" calcext:value-type="float">
            <text:p>24,425271034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/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0.0145881175995" calcext:value-type="float">
            <text:p>0,0145881176</text:p>
          </table:table-cell>
          <table:table-cell office:value-type="float" office:value="24.3746228218" calcext:value-type="float">
            <text:p>24,374622821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3716757958" calcext:value-type="float">
            <text:p>99,6943716758</text:p>
          </table:table-cell>
          <table:table-cell table:formula="of:=AVERAGE([.C2:.C11])" office:value-type="float" office:value="0.305628324204176" calcext:value-type="float">
            <text:p>0,30562832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8.5" calcext:value-type="float">
            <text:p>12558,5</text:p>
          </table:table-cell>
          <table:table-cell table:formula="of:=AVERAGE([.F2:.F11])" office:value-type="float" office:value="38.5" calcext:value-type="float">
            <text:p>38,5</text:p>
          </table:table-cell>
          <table:table-cell table:formula="of:=SUM([.G2:.G11])/10" office:value-type="float" office:value="0.01469745635985" calcext:value-type="float">
            <text:p>0,0146974564</text:p>
          </table:table-cell>
          <table:table-cell table:formula="of:=SUM([.H2:.H11])/10" office:value-type="float" office:value="24.47337667941" calcext:value-type="float">
            <text:p>24,47337667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90" calcext:value-type="float">
            <text:p>5890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12597-SUM([.E18:.G18])" office:value-type="float" office:value="6685" calcext:value-type="float">
            <text:p>668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" calcext:value-type="float">
            <text:p>20</text:p>
          </table:table-cell>
          <table:table-cell table:formula="of:=AVERAGE([.H18:.H27])" office:value-type="float" office:value="6714.3" calcext:value-type="float">
            <text:p>6714,3</text:p>
          </table:table-cell>
          <table:table-cell/>
          <table:table-cell office:value-type="float" office:value="5882" calcext:value-type="float">
            <text:p>58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19:.G19])" office:value-type="float" office:value="6677" calcext:value-type="float">
            <text:p>667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07" calcext:value-type="float">
            <text:p>580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1:.G21])" office:value-type="float" office:value="6753" calcext:value-type="float">
            <text:p>675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" calcext:value-type="float">
            <text:p>20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12597-SUM([.E22:.G22])" office:value-type="float" office:value="6712" calcext:value-type="float">
            <text:p>671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753" calcext:value-type="float">
            <text:p>675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3" calcext:value-type="float">
            <text:p>6714,3</text:p>
          </table:table-cell>
          <table:table-cell table:number-columns-repeated="2"/>
          <table:table-cell office:value-type="float" office:value="5816" calcext:value-type="float">
            <text:p>58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736" calcext:value-type="float">
            <text:p>673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7" calcext:value-type="float">
            <text:p>586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12597-SUM([.E25:.G25])" office:value-type="float" office:value="6695" calcext:value-type="float">
            <text:p>669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3" calcext:value-type="float">
            <text:p>58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729" calcext:value-type="float">
            <text:p>67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0" calcext:value-type="float">
            <text:p>586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43716757958" calcext:value-type="float">
            <text:p>0,9969437168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20" calcext:value-type="float">
            <text:p>20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4.3" calcext:value-type="float">
            <text:p>6714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5628324204176" calcext:value-type="float">
            <text:p>0,0030562832</text:p>
          </table:table-cell>
          <table:table-cell table:number-columns-repeated="2"/>
          <table:table-cell table:formula="of:=SUM([.E18:.E27])" office:value-type="float" office:value="58442" calcext:value-type="float">
            <text:p>58442</text:p>
          </table:table-cell>
          <table:table-cell table:formula="of:=SUM([.F18:.F27])" office:value-type="float" office:value="200" calcext:value-type="float">
            <text:p>200</text:p>
          </table:table-cell>
          <table:table-cell table:formula="of:=SUM([.G18:.G27])" office:value-type="float" office:value="185" calcext:value-type="float">
            <text:p>185</text:p>
          </table:table-cell>
          <table:table-cell table:formula="of:=SUM([.H18:.H27])" office:value-type="float" office:value="67143" calcext:value-type="float">
            <text:p>6714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30129337867" calcext:value-type="float">
            <text:p>0,997030129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0:04:35.41824353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2S</meta:editing-duration>
    <meta:editing-cycles>7</meta:editing-cycles>
    <meta:generator>LibreOffice/5.1.6.2$Linux_X86_64 LibreOffice_project/10m0$Build-2</meta:generator>
    <dc:date>2018-01-24T00:05:21.634845779</dc:date>
    <meta:document-statistic meta:table-count="1" meta:cell-count="171" meta:object-count="0"/>
  </office:meta>
</office:document-meta>
</file>